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0c8c" officeooo:paragraph-rsid="001f0c8c"/>
    </style:style>
    <style:style style:name="P2" style:family="paragraph" style:parent-style-name="Standard">
      <style:text-properties officeooo:paragraph-rsid="002107ee"/>
    </style:style>
    <style:style style:name="P3" style:family="paragraph" style:parent-style-name="Standard" style:list-style-name="L1">
      <style:text-properties officeooo:paragraph-rsid="002107ee"/>
    </style:style>
    <style:style style:name="P4" style:family="paragraph" style:parent-style-name="Standard" style:list-style-name="L1">
      <style:text-properties officeooo:paragraph-rsid="00228d7c"/>
    </style:style>
    <style:style style:name="P5" style:family="paragraph" style:parent-style-name="Standard" style:list-style-name="L1">
      <style:text-properties officeooo:paragraph-rsid="00239ad0"/>
    </style:style>
    <style:style style:name="P6" style:family="paragraph" style:parent-style-name="Standard">
      <style:text-properties officeooo:paragraph-rsid="00239ad0"/>
    </style:style>
    <style:style style:name="P7" style:family="paragraph" style:parent-style-name="Standard">
      <style:text-properties officeooo:rsid="00239ad0" officeooo:paragraph-rsid="00239ad0"/>
    </style:style>
    <style:style style:name="P8" style:family="paragraph" style:parent-style-name="Standard" style:list-style-name="L2">
      <style:text-properties officeooo:paragraph-rsid="00239ad0"/>
    </style:style>
    <style:style style:name="P9" style:family="paragraph" style:parent-style-name="Standard">
      <style:text-properties officeooo:rsid="0023ab5b" officeooo:paragraph-rsid="0023ab5b"/>
    </style:style>
    <style:style style:name="P10" style:family="paragraph" style:parent-style-name="Standard" style:list-style-name="L3">
      <style:paragraph-properties fo:text-align="justify" style:justify-single-word="false"/>
      <style:text-properties officeooo:rsid="0023ab5b" officeooo:paragraph-rsid="0023ab5b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23ab5b" officeooo:paragraph-rsid="0023ab5b"/>
    </style:style>
    <style:style style:name="P12" style:family="paragraph" style:parent-style-name="Standard">
      <style:paragraph-properties fo:text-align="start" style:justify-single-word="false"/>
      <style:text-properties officeooo:rsid="00274616" officeooo:paragraph-rsid="00274616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274616" officeooo:paragraph-rsid="00274616"/>
    </style:style>
    <style:style style:name="P14" style:family="paragraph" style:parent-style-name="Standard">
      <style:paragraph-properties fo:text-align="start" style:justify-single-word="false"/>
      <style:text-properties officeooo:paragraph-rsid="002c9706"/>
    </style:style>
    <style:style style:name="P15" style:family="paragraph" style:parent-style-name="Standard" style:list-style-name="L6">
      <style:paragraph-properties fo:text-align="start" style:justify-single-word="false"/>
      <style:text-properties officeooo:paragraph-rsid="002c9706"/>
    </style:style>
    <style:style style:name="P16" style:family="paragraph" style:parent-style-name="Standard" style:list-style-name="L9">
      <style:paragraph-properties fo:text-align="start" style:justify-single-word="false"/>
      <style:text-properties officeooo:paragraph-rsid="002ec547"/>
    </style:style>
    <style:style style:name="P17" style:family="paragraph" style:parent-style-name="Standard">
      <style:paragraph-properties fo:text-align="start" style:justify-single-word="false"/>
      <style:text-properties officeooo:paragraph-rsid="002ec547"/>
    </style:style>
    <style:style style:name="P18" style:family="paragraph" style:parent-style-name="Standard">
      <style:paragraph-properties fo:text-align="start" style:justify-single-word="false"/>
      <style:text-properties officeooo:paragraph-rsid="002ff1da"/>
    </style:style>
    <style:style style:name="P19" style:family="paragraph" style:parent-style-name="Standard" style:list-style-name="L10">
      <style:paragraph-properties fo:text-align="start" style:justify-single-word="false"/>
      <style:text-properties officeooo:paragraph-rsid="002ff1da"/>
    </style:style>
    <style:style style:name="P20" style:family="paragraph" style:parent-style-name="Standard">
      <style:paragraph-properties fo:text-align="start" style:justify-single-word="false"/>
      <style:text-properties officeooo:rsid="002d1f88" officeooo:paragraph-rsid="002d1f88"/>
    </style:style>
    <style:style style:name="P21" style:family="paragraph" style:parent-style-name="Standard" style:list-style-name="L7">
      <style:paragraph-properties fo:text-align="start" style:justify-single-word="false"/>
      <style:text-properties officeooo:rsid="002d1f88" officeooo:paragraph-rsid="002d1f88"/>
    </style:style>
    <style:style style:name="P22" style:family="paragraph" style:parent-style-name="Standard">
      <style:paragraph-properties fo:text-align="start" style:justify-single-word="false"/>
      <style:text-properties officeooo:rsid="002ec547" officeooo:paragraph-rsid="002ec547"/>
    </style:style>
    <style:style style:name="P23" style:family="paragraph" style:parent-style-name="Standard">
      <style:text-properties officeooo:rsid="0032a845" officeooo:paragraph-rsid="0032a845"/>
    </style:style>
    <style:style style:name="P24" style:family="paragraph" style:parent-style-name="Standard" style:list-style-name="L11">
      <style:text-properties officeooo:rsid="0032a845" officeooo:paragraph-rsid="0032a845"/>
    </style:style>
    <style:style style:name="P25" style:family="paragraph" style:parent-style-name="Standard">
      <style:text-properties officeooo:rsid="0036401f" officeooo:paragraph-rsid="0036401f"/>
    </style:style>
    <style:style style:name="P26" style:family="paragraph" style:parent-style-name="Standard" style:list-style-name="L12">
      <style:text-properties officeooo:rsid="0036401f" officeooo:paragraph-rsid="0036401f"/>
    </style:style>
    <style:style style:name="P27" style:family="paragraph" style:parent-style-name="Standard">
      <style:text-properties officeooo:rsid="003a8c27" officeooo:paragraph-rsid="003a8c27"/>
    </style:style>
    <style:style style:name="T1" style:family="text">
      <style:text-properties officeooo:rsid="002107ee"/>
    </style:style>
    <style:style style:name="T2" style:family="text">
      <style:text-properties officeooo:rsid="00228d7c"/>
    </style:style>
    <style:style style:name="T3" style:family="text">
      <style:text-properties fo:font-variant="normal" fo:text-transform="none" style:font-name="verdana" fo:font-size="10.5pt" fo:letter-spacing="normal" fo:font-style="normal"/>
    </style:style>
    <style:style style:name="T4" style:family="text">
      <style:text-properties officeooo:rsid="00239ad0"/>
    </style:style>
    <style:style style:name="T5" style:family="text">
      <style:text-properties officeooo:rsid="002a294f"/>
    </style:style>
    <style:style style:name="T6" style:family="text">
      <style:text-properties officeooo:rsid="002ec547"/>
    </style:style>
    <style:style style:name="T7" style:family="text">
      <style:text-properties officeooo:rsid="002ff1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gresql Data type </text:p>
      <text:p text:style-name="P2"><text:span text:style-name="T1">1. Numeric Data Type.</text:span></text:p>
      <text:list xml:id="list1540928147" text:style-name="L1">
        <text:list-item>
          <text:p text:style-name="P3"><text:span text:style-name="T1">Smallint <text:tab/>- <text:tab/>2 bytes<text:tab/><text:tab/>-<text:tab/>-32768 to 32767</text:span></text:p>
        </text:list-item>
        <text:list-item>
          <text:p text:style-name="P4"><text:span text:style-name="T1">integer<text:tab/><text:tab/>- <text:tab/>4 bytes <text:tab/>- <text:tab/> -2147483648 to +2147483647</text:span></text:p>
        </text:list-item>
        <text:list-item>
          <text:p text:style-name="P4"><text:span text:style-name="T1">bigint<text:tab/><text:tab/>- <text:tab/>8 bytes <text:tab/>- <text:tab/>-9223372036854775808 to <text:tab/><text:tab/><text:tab/><text:tab/><text:tab/><text:tab/><text:tab/><text:tab/><text:tab/><text:tab/><text:tab/><text:tab/>9223372036854775807</text:span></text:p>
        </text:list-item>
        <text:list-item>
          <text:p text:style-name="P4"><text:span text:style-name="T2">decimal<text:tab/>- <text:tab/>variable<text:tab/>-<text:tab/>up to 131072 digits before the decimal point; up <text:tab/><text:tab/><text:tab/><text:tab/><text:tab/><text:tab/>to 16383 digits after the decimal point.</text:span></text:p>
        </text:list-item>
        <text:list-item>
          <text:p text:style-name="P4">numeric<text:tab/>-<text:tab/>variable<text:tab/>-<text:tab/>up to 131072 digits before the decimal point; up <text:tab/><text:tab/><text:tab/><text:tab/><text:tab/><text:tab/>to 16383 digits after the decimal point.</text:p>
        </text:list-item>
        <text:list-item>
          <text:p text:style-name="P4"><text:span text:style-name="T2">r</text:span>eal<text:tab/><text:tab/>-<text:tab/>4 bytes<text:tab/>6<text:tab/>-<text:tab/> decimal digits precision.</text:p>
        </text:list-item>
        <text:list-item>
          <text:p text:style-name="P4">double <text:tab/>-<text:tab/>8 bytes<text:tab/><text:tab/>-<text:tab/>15 decimal digits precision</text:p>
        </text:list-item>
        <text:list-item>
          <text:p text:style-name="P4">serial<text:tab/><text:tab/>-<text:tab/>4 bytes<text:tab/><text:tab/>-<text:tab/>1 to 2147483647</text:p>
        </text:list-item>
        <text:list-item>
          <text:p text:style-name="P5">bigserial<text:tab/>-<text:tab/>8 bytes<text:tab/><text:tab/>-<text:tab/>1 to 9223372036854775807</text:p>
        </text:list-item>
      </text:list>
      <text:p text:style-name="P6"/>
      <text:p text:style-name="P7">2 . Character Data Type.</text:p>
      <text:list xml:id="list2848224372" text:style-name="L2">
        <text:list-item>
          <text:p text:style-name="P8"><text:span text:style-name="T4">char(size)<text:tab/><text:tab/>-<text:tab/>Here size is the number of characters to store. Fixed-length <text:tab/><text:tab/><text:tab/><text:tab/>strings.<text:tab/>Space padded on right to equal size characters.</text:span></text:p>
        </text:list-item>
        <text:list-item>
          <text:p text:style-name="P8"><text:span text:style-name="T4">character(size)<text:tab/><text:tab/>-<text:tab/>Here size is the number of characters to store. Fixed-length <text:tab/><text:tab/><text:tab/><text:tab/>strings. Space padded on right to equal size characters.</text:span></text:p>
        </text:list-item>
        <text:list-item>
          <text:p text:style-name="P8"><text:span text:style-name="T4">varchar(size)<text:tab/><text:tab/>-<text:tab/>Here size is the number of characters to store. Variable-length <text:tab/><text:tab/><text:tab/><text:tab/>string.</text:span></text:p>
        </text:list-item>
        <text:list-item>
          <text:p text:style-name="P8"><text:span text:style-name="T4">character varying(size)<text:tab/>Here size is the number of characters to store. Variable-length <text:tab/><text:tab/><text:tab/><text:tab/>string.</text:span></text:p>
        </text:list-item>
        <text:list-item>
          <text:p text:style-name="P8"><text:span text:style-name="T4">Text<text:tab/><text:tab/><text:tab/>-<text:tab/>Variable-length string.<text:tab/></text:span></text:p>
        </text:list-item>
      </text:list>
      <text:p text:style-name="P9"/>
      <text:p text:style-name="P9">3.Date/Time Data Type.</text:p>
      <text:list xml:id="list1751270424" text:style-name="L3">
        <text:list-item>
          <text:p text:style-name="P10">timestamp [ (p) ] [ without time zone ]<text:tab/>-<text:tab/>8 bytes<text:tab/>both date and time<text:tab/></text:p>
        </text:list-item>
        <text:list-item>
          <text:p text:style-name="P10">timestamp [ (p) ] with time zone<text:tab/><text:tab/>-<text:tab/>8 bytes<text:tab/>both date and time, with time <text:tab/><text:tab/><text:tab/><text:tab/><text:tab/><text:tab/><text:tab/>zone<text:tab/></text:p>
        </text:list-item>
        <text:list-item>
          <text:p text:style-name="P10">interval [ (p) ]<text:tab/><text:tab/><text:tab/><text:tab/><text:tab/>-<text:tab/>12 bytes<text:tab/></text:p>
        </text:list-item>
        <text:list-item>
          <text:p text:style-name="P11">time [ (p) ] [ without time zone ]<text:tab/><text:tab/>-<text:tab/>8 bytes<text:tab/> ,times of day only<text:tab/></text:p>
        </text:list-item>
        <text:list-item>
          <text:p text:style-name="P11">time [ (p) ] with time zone<text:tab/><text:tab/><text:tab/>-<text:tab/>12 bytes,times of day only, with time <text:tab/><text:tab/><text:tab/><text:tab/><text:tab/><text:tab/><text:tab/>zone<text:tab/></text:p>
        </text:list-item>
      </text:list>
      <text:p text:style-name="P12">4.Monetary type.</text:p>
      <text:list xml:id="list3172947934" text:style-name="L4">
        <text:list-item>
          <text:p text:style-name="P13">Money<text:tab/> <text:s text:c="4"/>-<text:tab/>currency amount <text:s text:c="2"/>-<text:tab/>8 bytes<text:tab/> <text:s text:c="5"/>- <text:s text:c="4"/>92233720368547758.08 to +92233720368547758.07</text:p>
        </text:list-item>
      </text:list>
      <text:p text:style-name="P14"><text:span text:style-name="T5">5.Binary Data Types.</text:span></text:p>
      <text:list xml:id="list474377733" text:style-name="L6">
        <text:list-item>
          <text:p text:style-name="P15">Bytea<text:tab/> <text:s text:c="3"/>- <text:s text:c="2"/>1 or 4 bytes plus the actual binary string <text:s text:c="4"/>-<text:tab/>variable-length binary string</text:p>
        </text:list-item>
      </text:list>
      <text:p text:style-name="P14"/>
      <text:p text:style-name="P20">6.Boolean type.</text:p>
      <text:list xml:id="list757626268" text:style-name="L7">
        <text:list-item>
          <text:p text:style-name="P21">Boolean</text:p>
        </text:list-item>
      </text:list>
      <text:p text:style-name="P20"/>
      <text:p text:style-name="P22">7.Enumerated Types.</text:p>
      <text:list xml:id="list1836460923" text:style-name="L9">
        <text:list-item>
          <text:p text:style-name="P16"><text:span text:style-name="T6">Enum keyword are used to make enumerated keyword</text:span></text:p>
        </text:list-item>
      </text:list>
      <text:p text:style-name="P17"/>
      <text:p text:style-name="P18"><text:span text:style-name="T7">8.Geometric Data Type.</text:span></text:p>
      <text:list xml:id="list91584428" text:style-name="L10">
        <text:list-item>
          <text:p text:style-name="P19">point<text:tab/>16 bytes<text:tab/>point on a plane<text:tab/><text:tab/><text:tab/><text:tab/>(x,y)</text:p>
        </text:list-item>
        <text:list-item>
          <text:p text:style-name="P19">line<text:tab/>32 bytes<text:tab/>infinite line (not fully implemented)<text:tab/><text:tab/>((x1,y1),(x2,y2))</text:p>
        </text:list-item>
        <text:list-item>
          <text:p text:style-name="P19">lseg<text:tab/>32 bytes<text:tab/>finite line segment<text:tab/><text:tab/><text:tab/><text:tab/>((x1,y1),(x2,y2))</text:p>
        </text:list-item>
        <text:list-item>
          <text:p text:style-name="P19">box<text:tab/>32 bytes<text:tab/>rectangular box<text:tab/><text:tab/><text:tab/><text:tab/>((x1,y1),(x2,y2))</text:p>
        </text:list-item>
        <text:list-item>
          <text:p text:style-name="P19">path<text:tab/>16+16n bytes<text:tab/>closed path (similar to polygon)<text:tab/><text:tab/>((x1,y1),...)</text:p>
        </text:list-item>
        <text:list-item>
          <text:p text:style-name="P19"><text:soft-page-break/>path<text:tab/>16+16n bytes<text:tab/>open path<text:tab/><text:tab/><text:tab/><text:tab/><text:tab/>[(x1,y1),...]</text:p>
        </text:list-item>
        <text:list-item>
          <text:p text:style-name="P19">polygon40+16n<text:tab/>polygon (similar to closed path)<text:tab/><text:tab/>((x1,y1),...)</text:p>
        </text:list-item>
        <text:list-item>
          <text:p text:style-name="P19">circle<text:tab/>24 bytes<text:tab/>circle<text:tab/><text:tab/><text:tab/><text:tab/><text:tab/><text:tab/>&lt;(x,y),r&gt; (center point <text:tab/><text:tab/><text:tab/><text:tab/><text:tab/><text:tab/><text:tab/><text:tab/><text:tab/>and radius)</text:p>
        </text:list-item>
      </text:list>
      <text:p text:style-name="P23">9.Text Search data type.</text:p>
      <text:list xml:id="list13626982" text:style-name="L11">
        <text:list-item>
          <text:p text:style-name="P24">tsvector<text:tab/>It is used to display a document in a form, which enhance text search.</text:p>
        </text:list-item>
        <text:list-item>
          <text:p text:style-name="P24">tsquery<text:tab/><text:tab/>It is used to represent a text query.</text:p>
        </text:list-item>
      </text:list>
      <text:p text:style-name="P25">10.Network Address Data type.</text:p>
      <text:list xml:id="list2117227542" text:style-name="L12">
        <text:list-item>
          <text:p text:style-name="P26">inet<text:tab/><text:tab/>It stores the IPv4 and IPv6 hosts and networks.<text:tab/>7 or 19 bytes</text:p>
        </text:list-item>
        <text:list-item>
          <text:p text:style-name="P26">cidr<text:tab/><text:tab/>It is used to store the IPv4 and IPv6 networks.<text:tab/>7 or 19 bytes</text:p>
        </text:list-item>
        <text:list-item>
          <text:p text:style-name="P26">macaddr<text:tab/>It stores the MAC addresses.<text:tab/>6 bytes</text:p>
        </text:list-item>
      </text:list>
      <text:p text:style-name="P25"/>
      <text:p text:style-name="P27">11.</text:p>
      <text:list xml:id="list223101873199031" text:continue-list="list1540928147" text:style-name="L1">
        <text:list-header>
          <text:p text:style-name="P5"><text:lin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15:34:22.948494854</meta:creation-date>
    <dc:date>2021-05-16T22:31:00.077338680</dc:date>
    <meta:editing-duration>PT1H29M16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471" meta:character-count="2724" meta:non-whitespace-character-count="2181"/>
  </office:meta>
</office:document-meta>
</file>